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fill="solid" draw:fill-color="#dee6ef" draw:textarea-vertical-align="middle" draw:auto-grow-height="false" fo:min-height="13.001cm" fo:min-width="23.751cm" fo:padding-top="0.375cm" fo:padding-bottom="0.375cm" fo:padding-left="0.5cm" fo:padding-right="0.5cm" fo:wrap-option="wrap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4" style:family="graphic" style:parent-style-name="objectwithoutfill">
      <style:graphic-properties svg:stroke-color="#168253" draw:fill="none" draw:textarea-vertical-align="middle" loext:decorative="false"/>
    </style:style>
    <style:style style:name="gr5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6" style:family="graphic" style:parent-style-name="objectwithoutfill">
      <style:graphic-properties svg:stroke-width="0.5cm" svg:stroke-color="#168253" draw:marker-start-width="0.95cm" draw:marker-end-width="0.95cm" svg:stroke-linecap="round" draw:fill="none" draw:textarea-vertical-align="middle" fo:padding-top="0.375cm" fo:padding-bottom="0.375cm" fo:padding-left="0.5cm" fo:padding-right="0.5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8cm" fo:min-width="0.49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8cm" fo:min-width="0.5cm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48pt"/>
    </style:style>
    <style:style style:name="P4" style:family="paragraph">
      <loext:graphic-properties draw:fill="none" draw:fill-color="#ffffff"/>
      <style:text-properties fo:color="#168253" loext:opacity="100%" fo:font-size="48pt" fo:font-weight="bold" style:font-size-asian="80pt" style:font-weight-asian="bold" style:font-size-complex="80pt" style:font-weight-complex="bold"/>
    </style:style>
    <style:style style:name="T1" style:family="text">
      <style:text-properties fo:color="#168253" loext:opacity="100%" fo:font-size="48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4.75cm" svg:height="13.75cm" svg:x="-7.15cm" svg:y="5.2cm">
          <text:p/>
          <draw:enhanced-geometry svg:viewBox="0 0 21600 21600" draw:mirror-vertical="true" draw:text-areas="0 0 21600 21600" draw:type="circular-arrow" draw:modifiers="-90.0522815912052 -32.7153396205469 7810.878606731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sition="10800 $0"/>
            <draw:handle draw:handle-radius-range-minimum="0" draw:handle-radius-range-maximum="10800" draw:handle-polar="10800 10800" draw:handle-position="$2 $1"/>
          </draw:enhanced-geometry>
        </draw:custom-shape>
        <draw:g draw:style-name="gr2">
          <draw:polygon draw:style-name="gr3" draw:text-style-name="P1" draw:layer="layout" svg:width="6.879cm" svg:height="9.999cm" svg:x="18.1cm" svg:y="1.95cm" svg:viewBox="0 0 6880 10000" draw:points="0,10000 0,0 6880,0 6880,10000">
            <text:p/>
          </draw:polygon>
          <draw:line draw:style-name="gr4" draw:text-style-name="P2" draw:layer="layout" svg:x1="19.351cm" svg:y1="3.825cm" svg:x2="23.729cm" svg:y2="3.825cm">
            <text:p/>
          </draw:line>
          <draw:line draw:style-name="gr5" draw:text-style-name="P2" draw:layer="layout" svg:x1="19.351cm" svg:y1="3.825cm" svg:x2="23.729cm" svg:y2="3.825cm">
            <text:p/>
          </draw:line>
          <draw:line draw:style-name="gr5" draw:text-style-name="P2" draw:layer="layout" svg:x1="19.351cm" svg:y1="5.075cm" svg:x2="23.729cm" svg:y2="5.075cm">
            <text:p/>
          </draw:line>
          <draw:line draw:style-name="gr5" draw:text-style-name="P2" draw:layer="layout" svg:x1="19.351cm" svg:y1="6.325cm" svg:x2="23.729cm" svg:y2="6.325cm">
            <text:p/>
          </draw:line>
          <draw:line draw:style-name="gr5" draw:text-style-name="P2" draw:layer="layout" svg:x1="19.351cm" svg:y1="7.575cm" svg:x2="23.729cm" svg:y2="7.575cm">
            <text:p/>
          </draw:line>
          <draw:line draw:style-name="gr5" draw:text-style-name="P2" draw:layer="layout" svg:x1="19.351cm" svg:y1="8.825cm" svg:x2="23.729cm" svg:y2="8.825cm">
            <text:p/>
          </draw:line>
          <draw:line draw:style-name="gr5" draw:text-style-name="P2" draw:layer="layout" svg:x1="19.351cm" svg:y1="10.075cm" svg:x2="23.729cm" svg:y2="10.075cm">
            <text:p/>
          </draw:line>
          <draw:line draw:style-name="gr5" draw:text-style-name="P2" draw:layer="layout" svg:x1="19.351cm" svg:y1="6.325cm" svg:x2="23.729cm" svg:y2="6.325cm">
            <text:p/>
          </draw:line>
          <draw:polygon draw:style-name="gr3" draw:text-style-name="P1" draw:layer="layout" svg:width="6.879cm" svg:height="9.999cm" svg:x="18.1cm" svg:y="1.95cm" svg:viewBox="0 0 6880 10000" draw:points="0,10000 0,0 6880,0 6880,10000">
            <text:p/>
          </draw:polygon>
          <draw:line draw:style-name="gr5" draw:text-style-name="P2" draw:layer="layout" svg:x1="19.351cm" svg:y1="5.075cm" svg:x2="21.227cm" svg:y2="5.075cm">
            <text:p/>
          </draw:line>
          <draw:line draw:style-name="gr5" draw:text-style-name="P2" draw:layer="layout" svg:x1="19.351cm" svg:y1="6.325cm" svg:x2="23.729cm" svg:y2="6.325cm">
            <text:p/>
          </draw:line>
          <draw:line draw:style-name="gr5" draw:text-style-name="P2" draw:layer="layout" svg:x1="19.351cm" svg:y1="7.575cm" svg:x2="23.729cm" svg:y2="7.575cm">
            <text:p/>
          </draw:line>
          <draw:line draw:style-name="gr5" draw:text-style-name="P2" draw:layer="layout" svg:x1="19.351cm" svg:y1="8.825cm" svg:x2="23.729cm" svg:y2="8.825cm">
            <text:p/>
          </draw:line>
          <draw:line draw:style-name="gr5" draw:text-style-name="P2" draw:layer="layout" svg:x1="19.351cm" svg:y1="6.325cm" svg:x2="23.729cm" svg:y2="6.325cm">
            <text:p/>
          </draw:line>
          <draw:line draw:style-name="gr6" draw:text-style-name="P2" draw:layer="layout" svg:x1="21.853cm" svg:y1="4.138cm" svg:x2="23.104cm" svg:y2="5.388cm">
            <text:p/>
          </draw:line>
          <draw:line draw:style-name="gr6" draw:text-style-name="P2" draw:layer="layout" svg:x1="23.104cm" svg:y1="5.388cm" svg:x2="24.355cm" svg:y2="2.888cm">
            <text:p/>
          </draw:line>
          <draw:line draw:style-name="gr6" draw:text-style-name="P2" draw:layer="layout" svg:x1="21.853cm" svg:y1="4.138cm" svg:x2="23.104cm" svg:y2="5.388cm">
            <text:p/>
          </draw:line>
          <draw:line draw:style-name="gr6" draw:text-style-name="P2" draw:layer="layout" svg:x1="23.104cm" svg:y1="5.388cm" svg:x2="24.355cm" svg:y2="2.888cm">
            <text:p/>
          </draw:line>
          <draw:frame draw:style-name="gr7" draw:text-style-name="P4" draw:layer="layout" svg:width="1.158cm" svg:height="2.143cm" svg:x="19.007cm" svg:y="2.263cm">
            <draw:text-box>
              <text:p text:style-name="P3"><text:span text:style-name="T1">{</text:span></text:p>
            </draw:text-box>
          </draw:frame>
          <draw:frame draw:style-name="gr8" draw:text-style-name="P4" draw:layer="layout" svg:width="1.158cm" svg:height="2.143cm" svg:x="19.038cm" svg:y="9.294cm">
            <draw:text-box>
              <text:p text:style-name="P3"><text:span text:style-name="T1">}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12:26:53.818000000</meta:creation-date>
    <dc:date>2025-12-03T16:58:47.857000000</dc:date>
    <meta:editing-duration>PT3H59M43S</meta:editing-duration>
    <meta:editing-cycles>10</meta:editing-cycles>
    <meta:generator>LibreOffice/24.2.4.2$Windows_X86_64 LibreOffice_project/51a6219feb6075d9a4c46691dcfe0cd9c4fff3c2</meta:generator>
    <meta:document-statistic meta:object-count="23"/>
  </office:meta>
</office:document-meta>
</file>